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26b977f" style:font-size-asian="31.5pt" style:font-weight-asian="bold" style:font-size-complex="3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erif" fo:font-size="16pt" fo:font-weight="normal" officeooo:rsid="02138ae9" officeooo:paragraph-rsid="0246a2e9" style:font-size-asian="16pt" style:font-weight-asian="normal" style:font-size-complex="16pt" style:font-weight-complex="normal"/>
    </style:style>
    <style:style style:name="P5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size="16pt" fo:font-weight="normal" officeooo:rsid="0275b121" officeooo:paragraph-rsid="0275b121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275b121" officeooo:paragraph-rsid="0275b121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bold" officeooo:rsid="0275b121" officeooo:paragraph-rsid="0275b121" style:font-size-asian="14pt" style:font-weight-asian="bold" style:font-size-complex="16pt" style:font-weight-complex="bold"/>
    </style:style>
    <style:style style:name="P10" style:family="paragraph" style:parent-style-name="Text_20_body">
      <style:text-properties fo:font-size="24pt" fo:font-weight="bold" officeooo:rsid="0275b121" officeooo:paragraph-rsid="0275b121" style:font-size-asian="21pt" style:font-weight-asian="bold" style:font-size-complex="24pt" style:font-weight-complex="bold"/>
    </style:style>
    <style:style style:name="P11" style:family="paragraph" style:parent-style-name="Text_20_body" style:list-style-name="L5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75b1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27897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<text:span text:style-name="T4">6</text:span> <text:span text:style-name="T1">ANSIBLE</text:span></text:p>
      <text:p text:style-name="P1"/>
      <text:list xml:id="list925381539121536287" text:style-name="L1">
        <text:list-item>
          <text:p text:style-name="P3"><text:span text:style-name="T2">Assignment </text:span><text:span text:style-name="T3">1</text:span></text:p>
          <text:p text:style-name="P4"><text:span text:style-name="T4">1. </text:span>Create an Ansible playbook to rotate ssh keys. Explaination - Replacing the keys you’re currently using with new keys, and removing the ability for old keys to be used to log into your systems.</text:p>
        </text:list-item>
        <text:list-item text:style-override="L5">
          <text:p text:style-name="P11">Create a new key </text:p>
        </text:list-item>
        <text:list-item text:style-override="L5">
          <text:p text:style-name="P11">Add new key to authorized_keys files on your nodes </text:p>
        </text:list-item>
        <text:list-item text:style-override="L5">
          <text:p text:style-name="P11">Test new key </text:p>
        </text:list-item>
        <text:list-item text:style-override="L5">
          <text:p text:style-name="P11">Remove previous keys from authorized_keys files on your nodes. </text:p>
        </text:list-item>
        <text:list-item text:style-override="L5">
          <text:p text:style-name="P6">again test the connectivity with the new keys. </text:p>
        </text:list-item>
      </text:list>
      <text:p text:style-name="P5"/>
      <text:p text:style-name="P10">Solution :-</text:p>
      <text:p text:style-name="P7">First, I tried to do the whole process manually.</text:p>
      <text:p text:style-name="P7">1. Created 2 machines i.e. one ansble machine and one node.</text:p>
      <text:p text:style-name="P7">2. Created ssh connection between them by providing ansible machines public key into nodes authorized_keys.</text:p>
      <text:p text:style-name="P7">3. Checked ping:pong connection between them.</text:p>
      <text:p text:style-name="P7">4. Created another pair of ssh keys and Performed the same process.</text:p>
      <text:p text:style-name="P7"/>
      <text:p text:style-name="P7">Now, For playbook i used a new pair of ssh keys in <text:span text:style-name="T7">“/home/vagrant/test/.ssh/id_rsa1.pub”</text:span></text:p>
      <text:p text:style-name="P8">Created a playbook and performed the functions using “<text:span text:style-name="T7">authorized_keys</text:span>” module.</text:p>
      <text:p text:style-name="P8"/>
      <text:p text:style-name="P8"/>
      <text:p text:style-name="P8"><text:soft-page-break/></text:p>
      <text:p text:style-name="P9">-<text:span text:style-name="T8">&gt; PLAYBOOK</text:span></text:p>
      <text:p text:style-name="P9"/>
      <text:p text:style-name="P9"/>
      <text:p text:style-name="P9">-<text:span text:style-name="T8">&gt; RUNNING PLAYBOOK</text:span></text:p>
      <text:p text:style-name="P9"/>
      <text:p text:style-name="P9"/>
      <text:p text:style-name="P9">-<text:span text:style-name="T8">&gt; TESTING AFTER PING-PONG</text:span></text:p>
      <text:list xml:id="list424575569795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19T00:04:22.265923650</dc:date>
    <meta:editing-duration>P1DT17H43S</meta:editing-duration>
    <meta:editing-cycles>315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168" meta:character-count="984" meta:non-whitespace-character-count="838"/>
  </office:meta>
</office:document-meta>
</file>